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56.6929133858pt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draw:frame svg:height="56.6929133858pt" svg:width="141.732283465pt" draw:id="ImageFrame1" text:anchor-type="as-char">
        <draw:image xlink:actuate="onLoad" xlink:type="simple" xlink:show="embed">
          <office:binary-data></office:binary-data>
        </draw:image>
      </draw:frame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table:number-columns-spanned="2" office:value-type="string">
            <text:p text:style-name="ImagePara1"><draw:frame draw:style-name="FrameStyle1" svg:height="85.0393700787pt" draw:z-index="0" draw:name="Frame1" svg:width="283.464566929pt" text:anchor-type="as-char"><draw:text-box><text:p><draw:frame svg:height="85.0393700787pt" svg:width="283.464566929pt" draw:id="InternalFrame1" text:anchor-type="char"><draw:image xlink:actuate="onLoad" xlink:type="simple" xlink:show="embed"><office:binary-data></office:binary-data></draw:image></draw:frame></text:p></draw:text-box></draw:frame></text:p>
          </table:table-cell>
          <table:table-cell table:style-name="TableCell2" office:value-type="string"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/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